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6in"/>
    </style:style>
    <style:style style:name="Table1.B" style:family="table-column">
      <style:table-column-properties style:column-width="2.7354in"/>
    </style:style>
    <style:style style:name="Table1.C" style:family="table-column">
      <style:table-column-properties style:column-width="0.7806in"/>
    </style:style>
    <style:style style:name="Table1.D" style:family="table-column">
      <style:table-column-properties style:column-width="1.80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775in"/>
    </style:style>
    <style:style style:name="Table2.B" style:family="table-column">
      <style:table-column-properties style:column-width="2.3903in"/>
    </style:style>
    <style:style style:name="Table2.C" style:family="table-column">
      <style:table-column-properties style:column-width="0.7417in"/>
    </style:style>
    <style:style style:name="Table2.D" style:family="table-column">
      <style:table-column-properties style:column-width="2.0181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5375in"/>
    </style:style>
    <style:style style:name="Table3.B" style:family="table-column">
      <style:table-column-properties style:column-width="6.3875in"/>
    </style:style>
    <style:style style:name="Table3.A1" style:family="table-cell">
      <style:table-cell-properties style:vertical-align="middle" fo:padding="0.0194in" fo:border="none"/>
    </style:style>
    <style:style style:name="Table4" style:family="table">
      <style:table-properties style:width="3.5576in" table:align="left"/>
    </style:style>
    <style:style style:name="Table4.A" style:family="table-column">
      <style:table-column-properties style:column-width="1.0667in"/>
    </style:style>
    <style:style style:name="Table4.B" style:family="table-column">
      <style:table-column-properties style:column-width="1.2396in"/>
    </style:style>
    <style:style style:name="Table4.C" style:family="table-column">
      <style:table-column-properties style:column-width="1.2514in"/>
    </style:style>
    <style:style style:name="Table4.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text-properties officeooo:paragraph-rsid="00147375"/>
    </style:style>
    <style:style style:name="P3" style:family="paragraph" style:parent-style-name="Heading_20_2">
      <style:paragraph-properties fo:margin-top="0in" fo:margin-bottom="0.0972in" style:contextual-spacing="false" fo:line-height="115%" fo:break-before="page"/>
    </style:style>
    <style:style style:name="P4" style:family="paragraph" style:parent-style-name="Horizontal_20_Line">
      <style:paragraph-properties fo:margin-top="0in" fo:margin-bottom="0.0972in" style:contextual-spacing="false" fo:line-height="115%"/>
    </style:style>
    <style:style style:name="P5" style:family="paragraph" style:parent-style-name="Text_20_body">
      <style:paragraph-properties fo:margin-top="0in" fo:margin-bottom="0.0972in" style:contextual-spacing="false" fo:line-height="115%"/>
    </style:style>
    <style:style style:name="P6" style:family="paragraph" style:parent-style-name="Heading_20_2">
      <style:paragraph-properties fo:break-before="page"/>
    </style:style>
    <style:style style:name="P7" style:family="paragraph" style:parent-style-name="Table_20_Contents">
      <style:text-properties fo:font-size="2pt" style:font-size-asian="2pt" style:font-size-complex="2pt"/>
    </style:style>
    <style:style style:name="P8" style:family="paragraph" style:parent-style-name="Heading_20_3">
      <style:paragraph-properties fo:margin-top="0in" fo:margin-bottom="0.0972in" style:contextual-spacing="false" fo:line-height="115%"/>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Quotations">
      <style:paragraph-properties fo:margin-top="0in" fo:margin-bottom="0.0972in" style:contextual-spacing="false" fo:line-height="115%"/>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T1" style:family="text">
      <style:text-properties officeooo:rsid="0013e83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ETHNIC EQUITY AND PUBLIC REPRESENTATION </text:span><text:span text:style-name="Strong_20_Emphasis"><text:span text:style-name="T1">(EEPR) </text:span></text:span><text:span text:style-name="Strong_20_Emphasis">BILL, 2025 </text:span></text:h>
      <text:p text:style-name="Text_20_body"><text:span text:style-name="Strong_20_Emphasis">A Bill for</text:span></text:p>
      <text:p text:style-name="Text_20_body"><text:span text:style-name="Emphasis">An Act of Parliament to give effect to Articles 10, 27, 56, and 232 of the Constitution of Kenya; to promote equitable representation of Kenya’s ethnic communities in public appointments and institutions of governance; to provide for the monitoring, reporting, and enforcement of ethnic equity standards in public service; to establish the Commission for Ethnic Equity and National Inclusion; and for connected purposes.</text:span></text:p>
      <text:p text:style-name="Horizontal_20_Line"/>
      <text:h text:style-name="Heading_20_3" text:outline-level="3"><text:span text:style-name="Strong_20_Emphasis">PART I — PRELIMINARY</text:span></text:h>
      <text:p text:style-name="Text_20_body"><text:span text:style-name="Strong_20_Emphasis">1. Short Title</text:span><text:line-break/>This Act may be cited as the <text:span text:style-name="Emphasis">Ethnic Equity and Public Representation Act, 2025.</text:span></text:p>
      <text:p text:style-name="Text_20_body"><text:span text:style-name="Strong_20_Emphasis">2. Commencement</text:span><text:line-break/>This Act shall come into operation on such date as the Cabinet Secretary may, in consultation with the Commission, appoint by notice in the Gazette, and different dates may be appointed for different provisions.</text:p>
      <text:p text:style-name="Text_20_body"><text:span text:style-name="Strong_20_Emphasis">3. Interpretation</text:span><text:line-break/>In this Act, unless the context otherwise requires—</text:p>
      <text:list text:style-name="L1">
        <text:list-item>
          <text:p text:style-name="P1"><text:span text:style-name="Strong_20_Emphasis">"Commission"</text:span> means the Commission for Ethnic Equity and National Inclusion (CEENI) established under section 7;</text:p>
        </text:list-item>
        <text:list-item>
          <text:p text:style-name="P1"><text:span text:style-name="Strong_20_Emphasis">"Constitution"</text:span> means the Constitution of Kenya, 2010;</text:p>
        </text:list-item>
        <text:list-item>
          <text:p text:style-name="P2"><text:span text:style-name="Strong_20_Emphasis">"ethnic equity"</text:span> means a distinct cultural or linguistic group in Kenya, as referenced in Articles 27(4) and 91(2)(c) of the Constitution, and as may be determined in accordance with the most recent population census;</text:p>
        </text:list-item>
        <text:list-item>
          <text:p text:style-name="P1"><text:span text:style-name="Strong_20_Emphasis">"Equity Scorecard"</text:span> means the annual grading report prepared by the Commission under section 20;</text:p>
        </text:list-item>
        <text:list-item>
          <text:p text:style-name="P1"><text:span text:style-name="Strong_20_Emphasis">"KPEID Dashboard"</text:span> means the Kenya Public Equity and Inclusion Data dashboard established under section 18;</text:p>
        </text:list-item>
        <text:list-item>
          <text:p text:style-name="P1"><text:span text:style-name="Strong_20_Emphasis">"marginalised community"</text:span> has the meaning assigned in Article 260 of the Constitution;</text:p>
        </text:list-item>
        <text:list-item>
          <text:p text:style-name="P1"><text:span text:style-name="Strong_20_Emphasis">"public institution"</text:span> includes any ministry, state department, agency, county government, constitutional commission, public university, or state corporation;</text:p>
        </text:list-item>
        <text:list-item>
          <text:p text:style-name="P1"><text:span text:style-name="Strong_20_Emphasis">"tribal campaigning"</text:span> means political campaigning that appeals to ethnicity as the primary basis for electoral support or public appointments.</text:p>
        </text:list-item>
      </text:list>
      <text:p text:style-name="Text_20_body"><text:soft-page-break/><text:span text:style-name="Strong_20_Emphasis">4. Application of the Act</text:span><text:line-break/>This Act shall apply to—<text:line-break/>(a) all public institutions at national and county levels; and<text:line-break/>(b) any public office or appointment made under the authority of the Constitution or an Act of Parliament.</text:p>
      <text:p text:style-name="Text_20_body"/>
      <text:h text:style-name="P3" text:outline-level="2"><text:span text:style-name="Strong_20_Emphasis">PART II — PRINCIPLES AND OBJECTIVES</text:span></text:h>
      <text:p text:style-name="Text_20_body"><text:span text:style-name="Strong_20_Emphasis">5. Guiding Principles</text:span><text:line-break/>In the implementation of this Act, every person and institution shall be guided by the national values and principles of governance under Article 10 of the Constitution, including—</text:p>
      <text:p text:style-name="Text_20_body">(a) patriotism, national unity, sharing and devolution of power;<text:line-break/>(b) the rule of law, democracy, and participation of the people;<text:line-break/>(c) human dignity, equity, social justice, inclusiveness, equality, human rights, non-discrimination, and protection of the marginalised; and<text:line-break/>(d) transparency and accountability.</text:p>
      <text:p text:style-name="P4"/>
      <text:p text:style-name="Text_20_body"><text:span text:style-name="Strong_20_Emphasis">6. Objectives of the Act</text:span><text:line-break/>The objectives of this Act are to—</text:p>
      <text:p text:style-name="Text_20_body">(a) ensure that the composition of public institutions reflects the ethnic diversity of the people of Kenya;<text:line-break/>(b) prevent domination of public institutions by one or a few ethnic communities;<text:line-break/>(c) institutionalise fairness, transparency, and accountability in public appointments and service delivery;<text:line-break/>(d) promote proportional representation through measurable diversity benchmarks;<text:line-break/>(e) provide mechanisms for monitoring, reporting, and enforcing ethnic equity standards;<text:line-break/>(f) protect the rights of marginalised communities in accordance with Article 56 of the Constitution;<text:line-break/>(g) strengthen national cohesion by ending tokenism and ethnic exclusion in governance; and<text:line-break/>(h) promote issue-based politics, meritocracy, and service-oriented leadership.</text:p>
      <text:p text:style-name="Text_20_body"/>
      <text:h text:style-name="P3" text:outline-level="2"><text:span text:style-name="Strong_20_Emphasis">PART III — ESTABLISHMENT OF THE COMMISSION FOR ETHNIC EQUITY AND NATIONAL INCLUSION (CEENI)</text:span></text:h>
      <text:p text:style-name="Text_20_body"><text:span text:style-name="Strong_20_Emphasis">7. Establishment of the Commission</text:span><text:line-break/>(1) There is established a body to be known as the <text:span text:style-name="Strong_20_Emphasis">Commission for Ethnic Equity and National Inclusion</text:span> (CEENI).</text:p>
      <text:p text:style-name="Text_20_body">(2) The Commission shall be a body corporate with perpetual succession and a common seal, and shall in its corporate name be capable of—<text:line-break/>   (a) suing and being sued;<text:line-break/>   (b) taking, purchasing or otherwise acquiring, holding, charging or disposing of movable and immovable property;<text:line-break/>   (c) entering into contracts; and<text:line-break/>   (d) doing or performing all such acts or things necessary for the proper discharge of its functions under this Act.</text:p>
      <text:p text:style-name="Text_20_body">(3) The Commission shall be independent and shall not be subject to the direction or control of any person or authority, except as provided by the Constitution and this Act.</text:p>
      <text:p text:style-name="P4"/>
      <text:p text:style-name="Text_20_body"><text:span text:style-name="Strong_20_Emphasis">8. Functions of the Commission</text:span><text:line-break/>The functions of the Commission shall be to—</text:p>
      <text:p text:style-name="Text_20_body">(a) monitor and evaluate compliance with ethnic equity and proportional representation obligations in public institutions;<text:line-break/>(b) develop and publish diversity benchmarks for public appointments and service delivery;<text:line-break/>(c) prepare and publish an annual <text:span text:style-name="Strong_20_Emphasis">Equity Scorecard</text:span> grading public institutions on ethnic inclusion and hiring fairness;<text:line-break/>(d) establish and maintain the <text:span text:style-name="Strong_20_Emphasis">Kenya Public Equity and Inclusion Data (KPEID) Dashboard</text:span> to provide live, public data on institutional diversity;<text:line-break/>(e) receive, investigate, and determine complaints of ethnic exclusion, bias, or discriminatory practices;<text:line-break/>(f) issue directives and compliance orders to public institutions found in violation of this Act;<text:line-break/>(g) conduct public awareness, civic education, and stakeholder consultations; and<text:line-break/>(h) perform such other functions as may be necessary to give effect to this Act.</text:p>
      <text:p text:style-name="P4"/>
      <text:p text:style-name="Text_20_body"><text:span text:style-name="Strong_20_Emphasis">9. Powers of the Commission</text:span><text:line-break/>The Commission shall have power to—</text:p>
      <text:p text:style-name="Text_20_body">(a) require the production of any information or document from any public institution relevant to its mandate;<text:line-break/>(b) enter and inspect the premises of any public institution for purposes of an equity audit;<text:line-break/>(c) summon any person to appear before it and give evidence, or produce any document or record in their possession;<text:line-break/>(d) administer oaths or affirmations;<text:line-break/><text:soft-page-break/>(e) issue compliance directives and recommend administrative or financial sanctions for non-compliance;<text:line-break/>(f) refer matters to the Director of Public Prosecutions or other relevant authorities; and<text:line-break/>(g) make regulations for the better carrying out of its functions.</text:p>
      <text:p text:style-name="P4"/>
      <text:p text:style-name="Text_20_body"><text:span text:style-name="Strong_20_Emphasis">10. Composition of the Commission</text:span><text:line-break/>(1) The Commission shall consist of—<text:line-break/>   (a) a Chairperson; and<text:line-break/>   (b) six other members,<text:line-break/>appointed by the President with the approval of the National Assembly, following a transparent and competitive selection process.</text:p>
      <text:p text:style-name="Text_20_body">(2) The selection process shall ensure gender balance, ethnic diversity, and inclusion of persons with disabilities.</text:p>
      <text:p text:style-name="Text_20_body">(3) The qualifications, tenure, and removal from office of the Chairperson and members shall be as prescribed in the First Schedule.</text:p>
      <text:p text:style-name="P4"/>
      <text:p text:style-name="Text_20_body"><text:span text:style-name="Strong_20_Emphasis">11. Secretary to the Commission</text:span><text:line-break/>(1) There shall be a Secretary to the Commission who shall be appointed through a competitive recruitment process by the Commission.</text:p>
      <text:p text:style-name="Text_20_body">(2) The Secretary shall—<text:line-break/>   (a) be the chief executive officer of the Commission;<text:line-break/>   (b) be responsible for the day-to-day management of the affairs of the Commission; and<text:line-break/>   (c) perform such other functions as may be assigned by the Commission.</text:p>
      <text:p text:style-name="P4"/>
      <text:p text:style-name="Text_20_body"><text:span text:style-name="Strong_20_Emphasis">12. Independence of the Commission</text:span><text:line-break/>(1) The Commission shall, in the exercise of its powers and the performance of its functions, act independently and impartially.</text:p>
      <text:p text:style-name="Text_20_body">(2) No person or authority shall interfere with the functioning of the Commission.</text:p>
      <text:p text:style-name="Text_20_body">(3) The independence of the Commission shall not prevent oversight by Parliament in accordance with the Constitution.</text:p>
      <text:p text:style-name="P4"/>
      <text:p text:style-name="Text_20_body"><text:span text:style-name="Strong_20_Emphasis">13. Funding of the Commission</text:span><text:line-break/>The funds of the Commission shall consist of—<text:line-break/>(a) monies appropriated by Parliament for the purposes of the Commission;<text:line-break/>(b) monies or assets that may accrue to the Commission in the course of the exercise of its functions; and<text:line-break/>(c) any grants, donations, or bequests made to the Commission, provided such funding does not compromise its independence.</text:p>
      <text:p text:style-name="P4"/>
      <text:p text:style-name="Text_20_body"><text:soft-page-break/><text:span text:style-name="Strong_20_Emphasis">14. Accountability and Reporting</text:span><text:line-break/>(1) The Commission shall submit to Parliament, and publish on its official website—<text:line-break/>   (a) an annual report detailing its activities, findings, and recommendations; and<text:line-break/>   (b) audited financial statements in accordance with the Public Finance Management Act.</text:p>
      <text:p text:style-name="Text_20_body">(2) All reports of the Commission shall be public documents, and accessible in formats that are inclusive to persons with disabilities.</text:p>
      <text:p text:style-name="P5"/>
      <text:h text:style-name="P3" text:outline-level="2"><text:span text:style-name="Strong_20_Emphasis">PART IV — DATA AND REPORTING OBLIGATIONS</text:span></text:h>
      <text:p text:style-name="Text_20_body"><text:span text:style-name="Strong_20_Emphasis">15. Duty to Provide Equity Data</text:span><text:line-break/>(1) Every public institution shall collect, maintain, and submit to the Commission accurate and up-to-date data on the composition of its workforce and leadership, including—<text:line-break/>   (a) the ethnic composition of employees, disaggregated by job group, grade, and location;<text:line-break/>   (b) the gender composition of employees, disaggregated by job group, grade, and location;<text:line-break/>   (c) representation of persons with disabilities;<text:line-break/>   (d) recruitment, promotion, and attrition statistics for the reporting period; and<text:line-break/>   (e) any other diversity or inclusion data prescribed by the Commission.</text:p>
      <text:p text:style-name="Text_20_body">(2) Data shall be submitted in the form and frequency prescribed in the <text:span text:style-name="Strong_20_Emphasis">First Schedule</text:span> to this Act or in regulations made by the Commission.</text:p>
      <text:p text:style-name="Text_20_body">(3) A public institution that knowingly submits false or misleading data commits an offence and is liable on conviction to the penalties set out in section 34.</text:p>
      <text:p text:style-name="P4"/>
      <text:p text:style-name="Text_20_body"><text:span text:style-name="Strong_20_Emphasis">16. Standardisation of Data</text:span><text:line-break/>(1) The Commission shall prescribe, by notice in the Gazette, the standardised formats, definitions, and categories to be used in collecting and reporting diversity and equity data.</text:p>
      <text:p text:style-name="Text_20_body">(2) The standards shall—<text:line-break/>   (a) ensure comparability across institutions;<text:line-break/>   (b) comply with the Data Protection Act, 2019; and<text:line-break/>   (c) safeguard personal privacy while enabling statistical analysis.</text:p>
      <text:p text:style-name="P4"/>
      <text:p text:style-name="Text_20_body"><text:span text:style-name="Strong_20_Emphasis">17. Public Access to Data</text:span><text:line-break/>(1) All equity data collected under this Act shall be made publicly available through the <text:span text:style-name="Strong_20_Emphasis">Kenya Public Equity and Inclusion Data (KPEID) Dashboard</text:span> maintained by the Commission, subject to lawful privacy safeguards.</text:p>
      <text:p text:style-name="Text_20_body">(2) The Commission shall update the Dashboard at least once every quarter.</text:p>
      <text:p text:style-name="Text_20_body">(3) The Dashboard shall be freely accessible online and optimised for access by persons with disabilities.</text:p>
      <text:p text:style-name="P4"/>
      <text:p text:style-name="Text_20_body"><text:span text:style-name="Strong_20_Emphasis">18. The KPEID Dashboard</text:span><text:line-break/>(1) The Commission shall establish and maintain the KPEID Dashboard as a live, interactive public platform for—<text:line-break/>   (a) visualising diversity and equity metrics for public institutions;<text:line-break/>   (b) comparing performance across institutions, sectors, and regions;<text:line-break/>   (c) tracking trends over time; and<text:line-break/>   (d) providing downloadable datasets for public use.</text:p>
      <text:p text:style-name="Text_20_body"><text:soft-page-break/>(2) The Commission may integrate the Dashboard with other government open-data systems, subject to applicable laws.</text:p>
      <text:p text:style-name="P4"/>
      <text:p text:style-name="Text_20_body"><text:span text:style-name="Strong_20_Emphasis">19. Annual Equity Scorecard</text:span><text:line-break/>(1) The Commission shall, not later than 31st March each year, prepare and publish an <text:span text:style-name="Strong_20_Emphasis">Equity Scorecard</text:span> grading each public institution on ethnic inclusion and hiring fairness for the preceding calendar year.</text:p>
      <text:p text:style-name="Text_20_body">(2) The Scorecard shall use metrics prescribed in the <text:span text:style-name="Strong_20_Emphasis">Second Schedule</text:span> to this Act, including—<text:line-break/>   (a) proportional representation relative to the national population, calculated in accordance with the <text:span text:style-name="Strong_20_Emphasis">Fifth Schedule</text:span>;<text:line-break/>   (b) compliance with constitutional thresholds on representation;<text:line-break/>   (c) year-on-year improvement or regression; and<text:line-break/>   (d) institutional transparency in data reporting.</text:p>
      <text:p text:style-name="Text_20_body">(3) The Scorecard shall assign grades on a scale prescribed by the Commission and shall be published—<text:line-break/>   (a) on the KPEID Dashboard;<text:line-break/>   (b) in the Gazette; and<text:line-break/>   (c) as a report tabled in Parliament.</text:p>
      <text:p text:style-name="Text_20_body">(4) Institutions receiving a grade below the minimum threshold set by the Commission shall be required to submit a remedial action plan within sixty days.</text:p>
      <text:p text:style-name="P4"/>
      <text:p text:style-name="Text_20_body"><text:span text:style-name="Strong_20_Emphasis">20. Verification and Audit of Data</text:span><text:line-break/>(1) The Commission shall, at least once every two years, conduct an equity audit of each public institution to verify the accuracy of reported data.</text:p>
      <text:p text:style-name="Text_20_body">(2) The Commission may conduct random spot-check audits without prior notice.</text:p>
      <text:p text:style-name="Text_20_body">(3) Any person who obstructs an audit or refuses to provide access to records commits an offence under section 34.</text:p>
      <text:p text:style-name="Text_20_body"/>
      <text:h text:style-name="P3" text:outline-level="2"><text:span text:style-name="Strong_20_Emphasis">PART V — COMPLAINTS AND ENFORCEMENT</text:span></text:h>
      <text:p text:style-name="Text_20_body"><text:span text:style-name="Strong_20_Emphasis">21. Establishment of the CEENI Tribunal</text:span><text:line-break/>(1) There is established a tribunal to be known as the <text:span text:style-name="Strong_20_Emphasis">CEENI Tribunal</text:span>.</text:p>
      <text:p text:style-name="Text_20_body">(2) The Tribunal shall be a quasi-judicial body under the administrative supervision of the Commission, and shall have jurisdiction to hear and determine complaints relating to—<text:line-break/>   (a) non-compliance with this Act;<text:line-break/>   (b) acts of ethnic discrimination or exclusion in public appointments or service delivery;<text:line-break/>   (c) failure or refusal to submit equity data as required under this Act;<text:line-break/>   (d) submission of false or misleading equity data; and<text:line-break/>   (e) obstruction of audits or investigations by the Commission.</text:p>
      <text:p text:style-name="Text_20_body">(3) The Tribunal shall consist of—<text:line-break/>   (a) a Chairperson qualified to be appointed as a Judge of the High Court; and<text:line-break/>   (b) not less than four and not more than six other members with expertise in law, human rights, governance, or statistics, appointed by the Commission in consultation with the Judicial Service Commission.</text:p>
      <text:p text:style-name="Text_20_body">(4) The functions and procedures of the Tribunal shall be set out in the <text:span text:style-name="Strong_20_Emphasis">Third Schedule</text:span>.</text:p>
      <text:p text:style-name="P4"/>
      <text:p text:style-name="Text_20_body"><text:span text:style-name="Strong_20_Emphasis">22. Powers of the Tribunal</text:span><text:line-break/>The Tribunal may—<text:line-break/>   (a) issue compliance orders to public institutions;<text:line-break/>   (b) impose administrative fines not exceeding two million shillings for institutional non-compliance;<text:line-break/>   (c) recommend disciplinary action against public officers found to have engaged in ethnic discrimination;<text:line-break/>   (d) order corrective measures, including adjustments in appointments or staffing; and<text:line-break/>   (e) refer criminal matters to the Director of Public Prosecutions.</text:p>
      <text:p text:style-name="P4"/>
      <text:p text:style-name="Text_20_body"><text:span text:style-name="Strong_20_Emphasis">23. Appeals</text:span><text:line-break/>(1) A party aggrieved by a decision of the Tribunal may, within thirty days of the decision, appeal to the High Court on a point of law.<text:line-break/>(2) The decision of the High Court on appeal shall be final.</text:p>
      <text:p text:style-name="P4"/>
      <text:p text:style-name="Text_20_body"><text:span text:style-name="Strong_20_Emphasis">24. Citizen Reporting Portal</text:span><text:line-break/>(1) The Commission shall establish and maintain a <text:span text:style-name="Strong_20_Emphasis">Citizen Reporting Portal</text:span> as a secure, anonymous platform for receiving reports of—<text:line-break/>   (a) ethnic bias or exclusion in public appointments or service delivery;<text:line-break/>   (b) breaches of the equity data reporting requirements under this Act; or<text:line-break/>   (c) any act of retaliation against whistleblowers.</text:p>
      <text:p text:style-name="Text_20_body">(2) The Portal shall—<text:line-break/>   (a) allow submission without disclosure of personal identity unless voluntarily provided;<text:line-break/><text:soft-page-break/>   (b) issue a unique tracking code to each report;<text:line-break/>   (c) provide the reporting party with status updates accessible using the tracking code; and<text:line-break/>   (d) be accessible in formats that meet accessibility standards for persons with disabilities.</text:p>
      <text:p text:style-name="Text_20_body">(3) Reports submitted via the Portal shall be received directly by a designated unit within the Commission and handled in accordance with protocols that ensure confidentiality and protection against retaliation.</text:p>
      <text:p text:style-name="P4"/>
      <text:p text:style-name="Text_20_body"><text:span text:style-name="Strong_20_Emphasis">25. Duty to Act on Reports and Complaints</text:span><text:line-break/>(1) The Commission shall investigate every admissible report or complaint received under this Act.</text:p>
      <text:p text:style-name="Text_20_body">(2) Where a report or complaint is substantiated, the Commission may—<text:line-break/>   (a) refer the matter to the Tribunal for determination;<text:line-break/>   (b) issue a compliance directive directly to the institution concerned; or<text:line-break/>   (c) take any other lawful action to remedy the breach.</text:p>
      <text:p text:style-name="Text_20_body">(3) The Commission shall notify the reporting party, where possible, of the outcome of the investigation, subject to lawful confidentiality requirements.</text:p>
      <text:p text:style-name="P4"/>
      <text:p text:style-name="Text_20_body"><text:span text:style-name="Strong_20_Emphasis">26. Whistleblower Protection</text:span><text:line-break/>(1) A person who, in good faith, makes a report or complaint under this Act shall not be subject to any form of retaliation, including dismissal, demotion, harassment, or discrimination.</text:p>
      <text:p text:style-name="Text_20_body">(2) Any person who retaliates against a whistleblower commits an offence and is liable, on conviction, to a fine not exceeding one million shillings or to imprisonment for a term not exceeding two years, or both.</text:p>
      <text:p text:style-name="P5"/>
      <text:h text:style-name="P3" text:outline-level="2"><text:span text:style-name="Strong_20_Emphasis">PART VI — PUBLIC PARTICIPATION</text:span></text:h>
      <text:p text:style-name="Text_20_body"><text:span text:style-name="Strong_20_Emphasis">27. Duty to Facilitate Public Participation</text:span><text:line-break/>(1) The Commission shall ensure meaningful public participation in the formulation, implementation, monitoring, and review of ethnic equity benchmarks, reports, and other policy measures under this Act.</text:p>
      <text:p text:style-name="Text_20_body">(2) Public participation shall—<text:line-break/>   (a) be inclusive and accessible to all persons, including marginalised and minority groups, persons with disabilities, and those with limited literacy;<text:line-break/>   (b) be conducted in a transparent manner and in good faith; and<text:line-break/>   (c) be conducted in both physical forums and through digital platforms maintained by the Commission.</text:p>
      <text:p text:style-name="P4"/>
      <text:p text:style-name="Text_20_body"><text:span text:style-name="Strong_20_Emphasis">28. Public Hearings and Consultations</text:span><text:line-break/>(1) The Commission shall, at least once each calendar year, hold public hearings in each of the forty-seven counties to receive oral submissions from citizens and stakeholders.</text:p>
      <text:p text:style-name="Text_20_body">(2) Notice of the hearings shall be published—<text:line-break/>   (a) in the Gazette;<text:line-break/>   (b) on the Commission’s official website and civic application; and<text:line-break/>   (c) in at least one national and one local daily newspaper of wide circulation.</text:p>
      <text:p text:style-name="Text_20_body">(3) The Commission shall prepare and publish a schedule of consultation topics in advance, including reference materials to enable informed participation.</text:p>
      <text:p text:style-name="P4"/>
      <text:p text:style-name="Text_20_body"><text:span text:style-name="Strong_20_Emphasis">29. Digital Participation Platform</text:span><text:line-break/>(1) The Commission shall maintain a secure and accessible digital platform, including the <text:span text:style-name="Strong_20_Emphasis">CEENI Civic App</text:span>, to—<text:line-break/>   (a) publish the Bill, the Constitution, historical background, and friendly briefs;<text:line-break/>   (b) enable citizens to submit comments, proposals, and questions on equity-related matters;<text:line-break/>   (c) conduct advisory polls and surveys;<text:line-break/>   (d) provide feedback on submitted proposals; and<text:line-break/>   (e) display aggregated results and summaries of citizen input.</text:p>
      <text:p text:style-name="Text_20_body">(2) The platform shall allow participation in at least English, and may provide selected materials in Swahili and other languages as determined by the Commission.</text:p>
      <text:p text:style-name="P4"/>
      <text:p text:style-name="Text_20_body"><text:span text:style-name="Strong_20_Emphasis">30. Aggregation and Summarisation of Feedback</text:span><text:line-break/>(1) The Commission shall cluster and summarise citizen comments and proposals to—<text:line-break/>   (a) avoid repetition;<text:line-break/>   (b) identify the most common and emerging themes; and<text:line-break/>   (c) produce a <text:span text:style-name="Strong_20_Emphasis">Public Feedback Summary</text:span> document after each consultation cycle.</text:p>
      <text:p text:style-name="Text_20_body"><text:soft-page-break/>(2) The Public Feedback Summary shall categorise proposals as—<text:line-break/>   (a) <text:span text:style-name="Emphasis">Additions</text:span> — new elements suggested for inclusion in a policy or law;<text:line-break/>   (b) <text:span text:style-name="Emphasis">Deletions</text:span> — elements suggested for removal;<text:line-break/>   (c) <text:span text:style-name="Emphasis">Modifications</text:span> — elements suggested for amendment; and<text:line-break/>   (d) <text:span text:style-name="Emphasis">General comments or questions</text:span> — observations not tied to specific legal changes.</text:p>
      <text:p text:style-name="Text_20_body">(3) Summarisation shall be conducted in a manner that preserves the substance of citizens’ views and shall be based solely on actual submissions received.</text:p>
      <text:p text:style-name="P4"/>
      <text:p text:style-name="Text_20_body"><text:span text:style-name="Strong_20_Emphasis">31. Publication of Participation Outcomes</text:span><text:line-break/>(1) The Commission shall publish the Public Feedback Summary within sixty days after the close of each participation cycle.</text:p>
      <text:p text:style-name="Text_20_body">(2) The Summary shall—<text:line-break/>   (a) indicate how each major proposal has been considered and whether it will be adopted, modified, or rejected, with reasons;<text:line-break/>   (b) be posted on the Commission’s website, civic application, and in the Gazette; and<text:line-break/>   (c) be tabled in Parliament alongside any legislative or policy proposals arising from the consultation.</text:p>
      <text:p text:style-name="Text_20_body">(3) The publication of the Summary shall not preclude the Commission from continuing to receive and consider additional citizen input on an ongoing basis.</text:p>
      <text:p text:style-name="P4"/>
      <text:p text:style-name="Text_20_body"><text:span text:style-name="Strong_20_Emphasis">32. Legal Effect of Public Input</text:span><text:line-break/>(1) While the results of public participation under this Part shall be advisory, the Commission and relevant public institutions shall have a duty to give <text:span text:style-name="Strong_20_Emphasis">due consideration</text:span> to such input in decision-making.</text:p>
      <text:p text:style-name="Text_20_body">(2) A failure to meaningfully consider public input may be a ground for judicial review.</text:p>
      <text:p text:style-name="Standard"/>
      <text:h text:style-name="P6" text:outline-level="2"><text:span text:style-name="Strong_20_Emphasis">PART VII — MISCELLANEOUS PROVISIONS</text:span></text:h>
      <text:p text:style-name="Text_20_body"><text:span text:style-name="Strong_20_Emphasis">33. Protection of Whistleblowers and Witnesses</text:span><text:line-break/>(1) A person who, in good faith, provides information or evidence to the Commission, the Tribunal, or through the Citizen Reporting Portal under this Act shall not be subject to—<text:line-break/>   (a) dismissal, demotion, transfer, or any adverse change in employment;<text:line-break/>   (b) harassment, intimidation, or discrimination; or<text:line-break/>   (c) any other form of retaliation.</text:p>
      <text:p text:style-name="Text_20_body">(2) Any person who retaliates against a whistleblower or witness commits an offence and is liable, on conviction, to—<text:line-break/>   (a) a fine not exceeding one million shillings; or<text:line-break/>   (b) imprisonment for a term not exceeding two years; or<text:line-break/>   (c) both.</text:p>
      <text:p text:style-name="Text_20_body">(3) This section is in addition to, and not in derogation of, the protections provided under the Whistleblower Protection Act or any other written law.</text:p>
      <text:p text:style-name="Horizontal_20_Line"/>
      <text:p text:style-name="Text_20_body"><text:span text:style-name="Strong_20_Emphasis">34. Offences and Penalties</text:span><text:line-break/>(1) A person commits an offence if that person—<text:line-break/>   (a) knowingly submits false or misleading equity data to the Commission;<text:line-break/>   (b) obstructs the Commission or the Tribunal in the performance of their functions under this Act;<text:line-break/>   (c) fails to comply with a lawful order or directive of the Commission or the Tribunal;<text:line-break/>   (d) engages in tribal campaigning in relation to public appointments; or<text:line-break/>   (e) discriminates, directly or indirectly, on the basis of ethnicity in a public appointment or service delivery.</text:p>
      <text:p text:style-name="Text_20_body">(2) A person convicted of an offence under subsection (1) is liable to—<text:line-break/>   (a) in the case of an individual, a fine not exceeding one million shillings or imprisonment for a term not exceeding two years, or both;<text:line-break/>   (b) in the case of an institution, a fine not exceeding two million shillings.</text:p>
      <text:p text:style-name="Horizontal_20_Line"/>
      <text:p text:style-name="Text_20_body"><text:span text:style-name="Strong_20_Emphasis">35. Power to Make Regulations</text:span><text:line-break/>(1) The Commission may make regulations for the better carrying out of the provisions of this Act.</text:p>
      <text:p text:style-name="Text_20_body">(2) Without prejudice to the generality of subsection (1), such regulations may provide for—<text:line-break/>   (a) the format and frequency of equity data reporting;<text:line-break/>   (b) the metrics and methodology for the Equity Scorecard;<text:line-break/>   (c) the operation of the Citizen Reporting Portal and the CEENI Tribunal;<text:line-break/>   (d) public participation procedures and the format of the Public Feedback Summary; and<text:line-break/>   (e) any other matter required by this Act to be prescribed.</text:p>
      <text:p text:style-name="Text_20_body"><text:soft-page-break/>(3) Regulations made under this section shall be published in the Gazette and laid before the National Assembly for approval before taking effect.</text:p>
      <text:p text:style-name="Horizontal_20_Line"/>
      <text:p text:style-name="Text_20_body"><text:span text:style-name="Strong_20_Emphasis">36. Protection from Personal Liability</text:span><text:line-break/>(1) No matter or thing done by a member, officer, or employee of the Commission, or any person acting under the direction of the Commission, shall, if the matter or thing is done in good faith for the purposes of this Act, render that person personally liable to any action, claim, or demand whatsoever.</text:p>
      <text:p text:style-name="Text_20_body">(2) Subsection (1) shall not relieve the Commission of liability to pay compensation or damages to any person for injury to that person’s property or other rights.</text:p>
      <text:p text:style-name="Horizontal_20_Line"/>
      <text:p text:style-name="Text_20_body"><text:span text:style-name="Strong_20_Emphasis">37. Transitional Provisions</text:span><text:line-break/>(1) Within six months of the commencement of this Act, the Commission shall—<text:line-break/>   (a) develop and publish the initial diversity benchmarks for public institutions;<text:line-break/>   (b) establish the KPEID Dashboard in a functional form;<text:line-break/>   (c) prepare and publish the first Equity Scorecard based on available data; and<text:line-break/>   (d) set up the Citizen Reporting Portal.</text:p>
      <text:p text:style-name="Text_20_body">(2) Public institutions shall, within twelve months of the commencement of this Act, submit their first equity data reports in accordance with this Act.</text:p>
      <text:p text:style-name="Text_20_body">(3) Until the first Equity Scorecard is published, the Commission may publish preliminary baseline reports based on existing data.</text:p>
      <text:p text:style-name="Horizontal_20_Line"/>
      <text:p text:style-name="Text_20_body"><text:span text:style-name="Strong_20_Emphasis">38. Repeals, Savings and Consequential Amendments</text:span><text:line-break/>(1) The laws specified in the Fourth Schedule are amended in the manner set out therein.<text:line-break/>(2) Any regulations, orders, or directives made under a law repealed or amended by this Act shall, so far as they are not inconsistent with this Act, continue in force until replaced or revoked.</text:p>
      <text:p text:style-name="Standard"/>
      <text:h text:style-name="P6" text:outline-level="2"><text:span text:style-name="Strong_20_Emphasis">FIRST SCHEDULE — DATA REPORTING TEMPLATES</text:span></text:h>
      <text:p text:style-name="Text_20_body"><text:span text:style-name="Emphasis">(Section 15(2))</text:span></text:p>
      <text:p text:style-name="Horizontal_20_Line"/>
      <text:h text:style-name="Heading_20_3" text:outline-level="3"><text:span text:style-name="Strong_20_Emphasis">Form EEPR–1: Workforce Composition Report</text:span></text:h>
      <text:p text:style-name="Text_20_body"><text:span text:style-name="Emphasis">To be submitted quarterly by all public institution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Field</text:p>
            </table:table-cell>
            <table:table-cell table:style-name="Table1.A1" office:value-type="string">
              <text:p text:style-name="Table_20_Heading">Description</text:p>
            </table:table-cell>
            <table:table-cell table:style-name="Table1.A1" office:value-type="string">
              <text:p text:style-name="Table_20_Heading">Format</text:p>
            </table:table-cell>
            <table:table-cell table:style-name="Table1.A1" office:value-type="string">
              <text:p text:style-name="Table_20_Heading">Notes</text:p>
            </table:table-cell>
          </table:table-row>
        </table:table-header-rows>
        <table:table-row>
          <table:table-cell table:style-name="Table1.A1" office:value-type="string">
            <text:p text:style-name="Table_20_Contents"><text:span text:style-name="Strong_20_Emphasis">Institution Name</text:span></text:p>
          </table:table-cell>
          <table:table-cell table:style-name="Table1.A1" office:value-type="string">
            <text:p text:style-name="Table_20_Contents">Full legal name</text:p>
          </table:table-cell>
          <table:table-cell table:style-name="Table1.A1" office:value-type="string">
            <text:p text:style-name="Table_20_Contents">Text</text:p>
          </table:table-cell>
          <table:table-cell table:style-name="Table1.A1" office:value-type="string">
            <text:p text:style-name="Table_20_Contents">Mandatory</text:p>
          </table:table-cell>
        </table:table-row>
        <table:table-row>
          <table:table-cell table:style-name="Table1.A1" office:value-type="string">
            <text:p text:style-name="Table_20_Contents"><text:span text:style-name="Strong_20_Emphasis">Reporting Period</text:span></text:p>
          </table:table-cell>
          <table:table-cell table:style-name="Table1.A1" office:value-type="string">
            <text:p text:style-name="Table_20_Contents">Quarter and year</text:p>
          </table:table-cell>
          <table:table-cell table:style-name="Table1.A1" office:value-type="string">
            <text:p text:style-name="Table_20_Contents">Q#/YYYY</text:p>
          </table:table-cell>
          <table:table-cell table:style-name="Table1.A1" office:value-type="string">
            <text:p text:style-name="Table_20_Contents">Mandatory</text:p>
          </table:table-cell>
        </table:table-row>
        <table:table-row>
          <table:table-cell table:style-name="Table1.A1" office:value-type="string">
            <text:p text:style-name="Table_20_Contents"><text:span text:style-name="Strong_20_Emphasis">Total Employees</text:span></text:p>
          </table:table-cell>
          <table:table-cell table:style-name="Table1.A1" office:value-type="string">
            <text:p text:style-name="Table_20_Contents">Headcount at end of period</text:p>
          </table:table-cell>
          <table:table-cell table:style-name="Table1.A1" office:value-type="string">
            <text:p text:style-name="Table_20_Contents">Number</text:p>
          </table:table-cell>
          <table:table-cell table:style-name="Table1.A1" office:value-type="string">
            <text:p text:style-name="P7"/>
          </table:table-cell>
        </table:table-row>
        <table:table-row>
          <table:table-cell table:style-name="Table1.A1" office:value-type="string">
            <text:p text:style-name="Table_20_Contents"><text:span text:style-name="Strong_20_Emphasis">Employees by Ethnic Group</text:span></text:p>
          </table:table-cell>
          <table:table-cell table:style-name="Table1.A1" office:value-type="string">
            <text:p text:style-name="Table_20_Contents">Disaggregated by ethnic category as defined by the Commission</text:p>
          </table:table-cell>
          <table:table-cell table:style-name="Table1.A1" office:value-type="string">
            <text:p text:style-name="Table_20_Contents">Table</text:p>
          </table:table-cell>
          <table:table-cell table:style-name="Table1.A1" office:value-type="string">
            <text:p text:style-name="Table_20_Contents">Percentages + headcount</text:p>
          </table:table-cell>
        </table:table-row>
        <table:table-row>
          <table:table-cell table:style-name="Table1.A1" office:value-type="string">
            <text:p text:style-name="Table_20_Contents"><text:span text:style-name="Strong_20_Emphasis">Employees by Gender</text:span></text:p>
          </table:table-cell>
          <table:table-cell table:style-name="Table1.A1" office:value-type="string">
            <text:p text:style-name="Table_20_Contents">M/F/Other</text:p>
          </table:table-cell>
          <table:table-cell table:style-name="Table1.A1" office:value-type="string">
            <text:p text:style-name="Table_20_Contents">Table</text:p>
          </table:table-cell>
          <table:table-cell table:style-name="Table1.A1" office:value-type="string">
            <text:p text:style-name="Table_20_Contents">Disaggregated by ethnic group</text:p>
          </table:table-cell>
        </table:table-row>
        <table:table-row>
          <table:table-cell table:style-name="Table1.A1" office:value-type="string">
            <text:p text:style-name="Table_20_Contents"><text:span text:style-name="Strong_20_Emphasis">Employees with Disabilities</text:span></text:p>
          </table:table-cell>
          <table:table-cell table:style-name="Table1.A1" office:value-type="string">
            <text:p text:style-name="Table_20_Contents">Count + %</text:p>
          </table:table-cell>
          <table:table-cell table:style-name="Table1.A1" office:value-type="string">
            <text:p text:style-name="Table_20_Contents">Number + %</text:p>
          </table:table-cell>
          <table:table-cell table:style-name="Table1.A1" office:value-type="string">
            <text:p text:style-name="Table_20_Contents">Per ethnic group if possible</text:p>
          </table:table-cell>
        </table:table-row>
        <table:table-row>
          <table:table-cell table:style-name="Table1.A1" office:value-type="string">
            <text:p text:style-name="Table_20_Contents"><text:span text:style-name="Strong_20_Emphasis">Leadership Positions</text:span></text:p>
          </table:table-cell>
          <table:table-cell table:style-name="Table1.A1" office:value-type="string">
            <text:p text:style-name="Table_20_Contents">By ethnic group, gender, disability</text:p>
          </table:table-cell>
          <table:table-cell table:style-name="Table1.A1" office:value-type="string">
            <text:p text:style-name="Table_20_Contents">Table</text:p>
          </table:table-cell>
          <table:table-cell table:style-name="Table1.A1" office:value-type="string">
            <text:p text:style-name="Table_20_Contents">Include boards and top management</text:p>
          </table:table-cell>
        </table:table-row>
        <table:table-row>
          <table:table-cell table:style-name="Table1.A1" office:value-type="string">
            <text:p text:style-name="Table_20_Contents"><text:span text:style-name="Strong_20_Emphasis">Recruitment &amp; Promotions</text:span></text:p>
          </table:table-cell>
          <table:table-cell table:style-name="Table1.A1" office:value-type="string">
            <text:p text:style-name="Table_20_Contents">New hires and promotions in period</text:p>
          </table:table-cell>
          <table:table-cell table:style-name="Table1.A1" office:value-type="string">
            <text:p text:style-name="Table_20_Contents">Table</text:p>
          </table:table-cell>
          <table:table-cell table:style-name="Table1.A1" office:value-type="string">
            <text:p text:style-name="Table_20_Contents">Disaggregated by ethnic group</text:p>
          </table:table-cell>
        </table:table-row>
        <table:table-row>
          <table:table-cell table:style-name="Table1.A1" office:value-type="string">
            <text:p text:style-name="Table_20_Contents"><text:span text:style-name="Strong_20_Emphasis">Attrition</text:span></text:p>
          </table:table-cell>
          <table:table-cell table:style-name="Table1.A1" office:value-type="string">
            <text:p text:style-name="Table_20_Contents">Exits in period</text:p>
          </table:table-cell>
          <table:table-cell table:style-name="Table1.A1" office:value-type="string">
            <text:p text:style-name="Table_20_Contents">Table</text:p>
          </table:table-cell>
          <table:table-cell table:style-name="Table1.A1" office:value-type="string">
            <text:p text:style-name="Table_20_Contents">Disaggregated by ethnic group</text:p>
          </table:table-cell>
        </table:table-row>
        <table:table-row>
          <table:table-cell table:style-name="Table1.A1" office:value-type="string">
            <text:p text:style-name="Table_20_Contents"><text:span text:style-name="Strong_20_Emphasis">Notes</text:span></text:p>
          </table:table-cell>
          <table:table-cell table:style-name="Table1.A1" office:value-type="string">
            <text:p text:style-name="Table_20_Contents">Qualitative explanations for significant changes</text:p>
          </table:table-cell>
          <table:table-cell table:style-name="Table1.A1" office:value-type="string">
            <text:p text:style-name="Table_20_Contents">Text</text:p>
          </table:table-cell>
          <table:table-cell table:style-name="Table1.A1" office:value-type="string">
            <text:p text:style-name="Table_20_Contents">Optional</text:p>
          </table:table-cell>
        </table:table-row>
      </table:table>
      <text:p text:style-name="Horizontal_20_Line"/>
      <text:h text:style-name="Heading_20_3" text:outline-level="3"><text:span text:style-name="Strong_20_Emphasis">Form EEPR–2: Service Delivery Equity Report</text:span></text:h>
      <text:p text:style-name="Text_20_body"><text:span text:style-name="Emphasis">To be submitted annuall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Field</text:p>
            </table:table-cell>
            <table:table-cell table:style-name="Table2.A1" office:value-type="string">
              <text:p text:style-name="Table_20_Heading">Description</text:p>
            </table:table-cell>
            <table:table-cell table:style-name="Table2.A1" office:value-type="string">
              <text:p text:style-name="Table_20_Heading">Format</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text:span text:style-name="Strong_20_Emphasis">Institution Name</text:span></text:p>
          </table:table-cell>
          <table:table-cell table:style-name="Table2.A1" office:value-type="string">
            <text:p text:style-name="Table_20_Contents">Full legal name</text:p>
          </table:table-cell>
          <table:table-cell table:style-name="Table2.A1" office:value-type="string">
            <text:p text:style-name="Table_20_Contents">Text</text:p>
          </table:table-cell>
          <table:table-cell table:style-name="Table2.A1" office:value-type="string">
            <text:p text:style-name="Table_20_Contents">Mandatory</text:p>
          </table:table-cell>
        </table:table-row>
        <table:table-row>
          <table:table-cell table:style-name="Table2.A1" office:value-type="string">
            <text:p text:style-name="Table_20_Contents"><text:span text:style-name="Strong_20_Emphasis">Services Provided</text:span></text:p>
          </table:table-cell>
          <table:table-cell table:style-name="Table2.A1" office:value-type="string">
            <text:p text:style-name="Table_20_Contents">Brief description</text:p>
          </table:table-cell>
          <table:table-cell table:style-name="Table2.A1" office:value-type="string">
            <text:p text:style-name="Table_20_Contents">Text</text:p>
          </table:table-cell>
          <table:table-cell table:style-name="Table2.A1" office:value-type="string">
            <text:p text:style-name="P7"/>
          </table:table-cell>
        </table:table-row>
        <table:table-row>
          <table:table-cell table:style-name="Table2.A1" office:value-type="string">
            <text:p text:style-name="Table_20_Contents"><text:span text:style-name="Strong_20_Emphasis">Service Coverage by Region</text:span></text:p>
          </table:table-cell>
          <table:table-cell table:style-name="Table2.A1" office:value-type="string">
            <text:p text:style-name="Table_20_Contents">Map/table showing beneficiary distribution</text:p>
          </table:table-cell>
          <table:table-cell table:style-name="Table2.A1" office:value-type="string">
            <text:p text:style-name="Table_20_Contents">Table/Map</text:p>
          </table:table-cell>
          <table:table-cell table:style-name="Table2.A1" office:value-type="string">
            <text:p text:style-name="Table_20_Contents">Compare to population distribution</text:p>
          </table:table-cell>
        </table:table-row>
        <table:table-row>
          <table:table-cell table:style-name="Table2.A1" office:value-type="string">
            <text:p text:style-name="Table_20_Contents"><text:span text:style-name="Strong_20_Emphasis">Equity Challenges Identified</text:span></text:p>
          </table:table-cell>
          <table:table-cell table:style-name="Table2.A1" office:value-type="string">
            <text:p text:style-name="Table_20_Contents">Description</text:p>
          </table:table-cell>
          <table:table-cell table:style-name="Table2.A1" office:value-type="string">
            <text:p text:style-name="Table_20_Contents">Text</text:p>
          </table:table-cell>
          <table:table-cell table:style-name="Table2.A1" office:value-type="string">
            <text:p text:style-name="P7"/>
          </table:table-cell>
        </table:table-row>
        <table:table-row>
          <table:table-cell table:style-name="Table2.A1" office:value-type="string">
            <text:p text:style-name="Table_20_Contents"><text:span text:style-name="Strong_20_Emphasis">Measures Taken</text:span></text:p>
          </table:table-cell>
          <table:table-cell table:style-name="Table2.A1" office:value-type="string">
            <text:p text:style-name="Table_20_Contents">Actions to improve equity</text:p>
          </table:table-cell>
          <table:table-cell table:style-name="Table2.A1" office:value-type="string">
            <text:p text:style-name="Table_20_Contents">Text</text:p>
          </table:table-cell>
          <table:table-cell table:style-name="Table2.A1" office:value-type="string">
            <text:p text:style-name="P7"/>
          </table:table-cell>
        </table:table-row>
      </table:table>
      <text:p text:style-name="Horizontal_20_Line"/>
      <text:p text:style-name="Text_20_body">This Schedule ensures <text:span text:style-name="Strong_20_Emphasis">uniform, comparable data</text:span> from all public institutions, feeding directly into the <text:span text:style-name="Strong_20_Emphasis">KPEID Dashboard</text:span> and <text:span text:style-name="Strong_20_Emphasis">Equity Scorecard</text:span>.</text:p>
      <text:h text:style-name="P3" text:outline-level="2"><text:span text:style-name="Strong_20_Emphasis">SECOND SCHEDULE — EQUITY SCORECARD METRICS AND GRADING SCALE</text:span></text:h>
      <text:p text:style-name="Text_20_body"><text:span text:style-name="Emphasis">(Section 19(2))</text:span></text:p>
      <text:p text:style-name="P4"/>
      <text:h text:style-name="P8" text:outline-level="3"><text:span text:style-name="Strong_20_Emphasis">Core Metrics</text:span></text:h>
      <text:list text:style-name="L2">
        <text:list-item>
          <text:p text:style-name="P9"><text:span text:style-name="Strong_20_Emphasis">Representation Ratio</text:span> – Comparison of an institution’s ethnic composition to national demographics (based on the most recent census and calculated in accordance with the <text:span text:style-name="Strong_20_Emphasis">Fifth Schedule</text:span>).</text:p>
        </text:list-item>
        <text:list-item>
          <text:p text:style-name="P9"><text:span text:style-name="Strong_20_Emphasis">Leadership Equity</text:span> – Representation of ethnic groups in leadership and decision-making roles, disaggregated by gender and disability.</text:p>
        </text:list-item>
        <text:list-item>
          <text:p text:style-name="P9"><text:span text:style-name="Strong_20_Emphasis">Recruitment Equity</text:span> – Diversity in new hires and promotions within the reporting year.</text:p>
        </text:list-item>
        <text:list-item>
          <text:p text:style-name="P9"><text:span text:style-name="Strong_20_Emphasis">Service Delivery Equity</text:span> – Geographic and demographic reach of services relative to the population served.</text:p>
        </text:list-item>
        <text:list-item>
          <text:p text:style-name="P9"><text:span text:style-name="Strong_20_Emphasis">Trend Improvement</text:span> – Year-on-year progress in metrics 1–4.</text:p>
        </text:list-item>
        <text:list-item>
          <text:p text:style-name="P9"><text:span text:style-name="Strong_20_Emphasis">Transparency</text:span> – Timeliness, completeness, and accuracy of data submissions, including responsiveness to audit queries.</text:p>
        </text:list-item>
      </text:list>
      <text:p text:style-name="P4"/>
      <text:h text:style-name="P8" text:outline-level="3"><text:span text:style-name="Strong_20_Emphasis">Grading Scale</text:span></text:h>
      <table:table table:name="Table3" table:style-name="Table3">
        <table:table-column table:style-name="Table3.A"/>
        <table:table-column table:style-name="Table3.B"/>
        <table:table-header-rows>
          <table:table-row>
            <table:table-cell table:style-name="Table3.A1" office:value-type="string">
              <text:p text:style-name="Table_20_Heading">Grad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text:span text:style-name="Strong_20_Emphasis">A</text:span></text:p>
          </table:table-cell>
          <table:table-cell table:style-name="Table3.A1" office:value-type="string">
            <text:p text:style-name="Table_20_Contents">Exceeds benchmarks in all metrics. Demonstrates sustained improvement and proactive diversity measures.</text:p>
          </table:table-cell>
        </table:table-row>
        <table:table-row>
          <table:table-cell table:style-name="Table3.A1" office:value-type="string">
            <text:p text:style-name="Table_20_Contents"><text:span text:style-name="Strong_20_Emphasis">B</text:span></text:p>
          </table:table-cell>
          <table:table-cell table:style-name="Table3.A1" office:value-type="string">
            <text:p text:style-name="Table_20_Contents">Meets or exceeds benchmarks in most metrics; minor, correctable shortfalls in others.</text:p>
          </table:table-cell>
        </table:table-row>
        <table:table-row>
          <table:table-cell table:style-name="Table3.A1" office:value-type="string">
            <text:p text:style-name="Table_20_Contents"><text:span text:style-name="Strong_20_Emphasis">C</text:span></text:p>
          </table:table-cell>
          <table:table-cell table:style-name="Table3.A1" office:value-type="string">
            <text:p text:style-name="Table_20_Contents">Meets minimum legal thresholds but shows no measurable improvement.</text:p>
          </table:table-cell>
        </table:table-row>
        <table:table-row>
          <table:table-cell table:style-name="Table3.A1" office:value-type="string">
            <text:p text:style-name="Table_20_Contents"><text:span text:style-name="Strong_20_Emphasis">D</text:span></text:p>
          </table:table-cell>
          <table:table-cell table:style-name="Table3.A1" office:value-type="string">
            <text:p text:style-name="Table_20_Contents">Falls below minimum legal thresholds in multiple metrics; significant improvement required.</text:p>
          </table:table-cell>
        </table:table-row>
        <table:table-row>
          <table:table-cell table:style-name="Table3.A1" office:value-type="string">
            <text:p text:style-name="Table_20_Contents"><text:span text:style-name="Strong_20_Emphasis">E</text:span></text:p>
          </table:table-cell>
          <table:table-cell table:style-name="Table3.A1" office:value-type="string">
            <text:p text:style-name="Table_20_Contents">Persistent non-compliance or failure to submit required data.</text:p>
          </table:table-cell>
        </table:table-row>
      </table:table>
      <text:p text:style-name="P4"/>
      <text:p text:style-name="Text_20_body"><text:span text:style-name="Strong_20_Emphasis">Application Notes:</text:span></text:p>
      <text:list text:style-name="L3">
        <text:list-item>
          <text:p text:style-name="P10">The Commission shall publish the benchmark thresholds and grading criteria annually in the Gazette.</text:p>
        </text:list-item>
        <text:list-item>
          <text:p text:style-name="P10">Institutions graded <text:span text:style-name="Strong_20_Emphasis">D</text:span> or <text:span text:style-name="Strong_20_Emphasis">E</text:span> shall be subject to remedial action plans and follow-up audits within six months.</text:p>
        </text:list-item>
        <text:list-item>
          <text:p text:style-name="P10">Performance against these metrics shall be published on the <text:span text:style-name="Strong_20_Emphasis">KPEID Dashboard</text:span> and tabled in Parliament annually.</text:p>
        </text:list-item>
      </text:list>
      <text:h text:style-name="P3" text:outline-level="2"><text:span text:style-name="Strong_20_Emphasis">THIRD SCHEDULE — CEENI TRIBUNAL COMPOSITION AND PROCEDURE</text:span></text:h>
      <text:p text:style-name="Text_20_body"><text:span text:style-name="Emphasis">(Section 21(3))</text:span></text:p>
      <text:p text:style-name="P4"/>
      <text:h text:style-name="P8" text:outline-level="3"><text:span text:style-name="Strong_20_Emphasis">1. Composition</text:span></text:h>
      <text:p text:style-name="Text_20_body">The Tribunal shall consist of—<text:line-break/>(a) a <text:span text:style-name="Strong_20_Emphasis">Chairperson</text:span> qualified to be appointed as a Judge of the High Court;<text:line-break/>(b) <text:span text:style-name="Strong_20_Emphasis">four to six Members</text:span> with expertise in law, governance, human rights, statistics, or public administration; and<text:line-break/>(c) a <text:span text:style-name="Strong_20_Emphasis">Secretary</text:span> to the Tribunal, appointed by the Commission, who shall serve as the administrative head.</text:p>
      <text:p text:style-name="P4"/>
      <text:h text:style-name="P8" text:outline-level="3"><text:span text:style-name="Strong_20_Emphasis">2. Quorum</text:span></text:h>
      <text:p text:style-name="Text_20_body">The quorum for a sitting of the Tribunal shall be the <text:span text:style-name="Strong_20_Emphasis">Chairperson and at least two members</text:span>.</text:p>
      <text:p text:style-name="P4"/>
      <text:h text:style-name="P8" text:outline-level="3"><text:span text:style-name="Strong_20_Emphasis">3. Procedures</text:span></text:h>
      <text:list text:style-name="L4">
        <text:list-item>
          <text:p text:style-name="P11"><text:span text:style-name="Strong_20_Emphasis">Filing of Complaints</text:span></text:p>
          <text:list>
            <text:list-item>
              <text:p text:style-name="P11">Complaints may be lodged in the prescribed form, either physically or via the digital portal maintained by the Commission.</text:p>
            </text:list-item>
            <text:list-item>
              <text:p text:style-name="P11">Each complaint must state the facts, the section(s) of the Act alleged to be breached, and the relief sought.</text:p>
            </text:list-item>
          </text:list>
        </text:list-item>
        <text:list-item>
          <text:p text:style-name="P11"><text:span text:style-name="Strong_20_Emphasis">Admissibility Screening</text:span></text:p>
          <text:list>
            <text:list-item>
              <text:p text:style-name="P11">Within <text:span text:style-name="Strong_20_Emphasis">14 days</text:span> of receipt, the Tribunal shall determine whether a complaint is admissible.</text:p>
            </text:list-item>
            <text:list-item>
              <text:p text:style-name="P11">Complaints that are frivolous, vexatious, or outside the jurisdiction of the Tribunal shall be dismissed with written reasons.</text:p>
            </text:list-item>
          </text:list>
        </text:list-item>
        <text:list-item>
          <text:p text:style-name="P11"><text:span text:style-name="Strong_20_Emphasis">Hearings</text:span></text:p>
          <text:list>
            <text:list-item>
              <text:p text:style-name="P11">Admissible complaints shall be heard within <text:span text:style-name="Strong_20_Emphasis">60 days</text:span> of the admissibility decision.</text:p>
            </text:list-item>
            <text:list-item>
              <text:p text:style-name="P11">Hearings shall be public unless confidentiality is required to protect witnesses or sensitive data.</text:p>
            </text:list-item>
          </text:list>
        </text:list-item>
        <text:list-item>
          <text:p text:style-name="P11"><text:span text:style-name="Strong_20_Emphasis">Evidence</text:span></text:p>
          <text:list>
            <text:list-item>
              <text:p text:style-name="P11">The Tribunal may receive oral testimony, affidavits, expert reports, and documentary evidence.</text:p>
            </text:list-item>
            <text:list-item>
              <text:p text:style-name="P11"><text:soft-page-break/>Witnesses shall testify under oath or affirmation.</text:p>
            </text:list-item>
          </text:list>
        </text:list-item>
        <text:list-item>
          <text:p text:style-name="P11"><text:span text:style-name="Strong_20_Emphasis">Decision and Orders</text:span></text:p>
          <text:list>
            <text:list-item>
              <text:p text:style-name="P11">Decisions shall be delivered in writing, stating the reasons for the decision.</text:p>
            </text:list-item>
            <text:list-item>
              <text:p text:style-name="P11">Orders of the Tribunal shall be enforceable as if issued by the High Court.</text:p>
            </text:list-item>
          </text:list>
        </text:list-item>
      </text:list>
      <text:p text:style-name="P4"/>
      <text:h text:style-name="P8" text:outline-level="3"><text:span text:style-name="Strong_20_Emphasis">4. Powers of the Tribunal</text:span></text:h>
      <text:p text:style-name="Text_20_body">The Tribunal may—<text:line-break/>(a) summon witnesses;<text:line-break/>(b) require the production of documents;<text:line-break/>(c) administer oaths;<text:line-break/>(d) issue compliance orders;<text:line-break/>(e) impose administrative fines; and<text:line-break/>(f) refer matters to the Director of Public Prosecutions or other relevant authorities.</text:p>
      <text:p text:style-name="Text_20_body"/>
      <text:h text:style-name="P3" text:outline-level="2"><text:span text:style-name="Strong_20_Emphasis">FOURTH SCHEDULE — CONSEQUENTIAL AMENDMENTS</text:span></text:h>
      <text:p text:style-name="Text_20_body"><text:span text:style-name="Emphasis">(Section 38)</text:span></text:p>
      <text:p text:style-name="P4"/>
      <text:h text:style-name="P8" text:outline-level="3"><text:span text:style-name="Strong_20_Emphasis">1. Amendment to the Public Service Commission Act</text:span></text:h>
      <text:p text:style-name="Text_20_body">The Public Service Commission Act is amended by inserting the following new section immediately after section [relevant section number to be confirmed by drafters]—</text:p>
      <text:p text:style-name="P12"><text:span text:style-name="Strong_20_Emphasis">“Compliance with the Ethnic Equity and Public Representation Act</text:span><text:line-break/>(1) The Commission shall, in all recruitment, promotion, and appointment decisions, comply with the provisions of the <text:span text:style-name="Emphasis">Ethnic Equity and Public Representation Act, 2025</text:span>.<text:line-break/>(2) The Commission shall submit quarterly workforce composition reports to the Commission for Ethnic Equity and National Inclusion (CEENI) in the prescribed format.<text:line-break/>(3) Failure to comply with this section shall constitute grounds for administrative sanctions under the Public Service Commission Act and the <text:span text:style-name="Emphasis">Ethnic Equity and Public Representation Act, 2025</text:span>.”</text:p>
      <text:p text:style-name="P4"/>
      <text:h text:style-name="P8" text:outline-level="3"><text:span text:style-name="Strong_20_Emphasis">2. Amendment to the County Governments Act</text:span></text:h>
      <text:p text:style-name="Text_20_body">The County Governments Act is amended by inserting the following new section in Part VII—</text:p>
      <text:p text:style-name="P12"><text:span text:style-name="Strong_20_Emphasis">“County Public Service Boards — Equity Compliance</text:span><text:line-break/>(1) Each County Public Service Board shall ensure that appointments and promotions in the county public service comply with the ethnic diversity benchmarks prescribed under the <text:span text:style-name="Emphasis">Ethnic Equity and Public Representation Act, 2025</text:span>.<text:line-break/>(2) County Public Service Boards shall submit annual workforce composition reports to CEENI in the prescribed format.”</text:p>
      <text:p text:style-name="P4"/>
      <text:h text:style-name="P8" text:outline-level="3"><text:span text:style-name="Strong_20_Emphasis">3. Amendment to the State Corporations Act</text:span></text:h>
      <text:p text:style-name="Text_20_body">The State Corporations Act is amended by inserting the following new section—</text:p>
      <text:p text:style-name="P12"><text:span text:style-name="Strong_20_Emphasis">“Ethnic Diversity in Governance of State Corporations</text:span><text:line-break/>(1) State corporations shall ensure that the composition of their boards and senior management reflects the ethnic diversity benchmarks set under the <text:span text:style-name="Emphasis">Ethnic Equity and Public Representation Act, 2025</text:span>.<text:line-break/>(2) Each state corporation shall submit annual workforce and governance composition reports to CEENI.<text:line-break/>(3) Failure to comply with this section shall be treated as non-compliance under the <text:span text:style-name="Emphasis">Ethnic Equity and Public Representation Act, 2025</text:span> and subject to its enforcement provisions.”</text:p>
      <text:p text:style-name="Text_20_body"/>
      <text:h text:style-name="P3" text:outline-level="2"><text:span text:style-name="Strong_20_Emphasis">FIFTH SCHEDULE — ETHNIC REPRESENTATION ALLOCATION FORMULA</text:span></text:h>
      <text:p text:style-name="Text_20_body"><text:span text:style-name="Emphasis">(Sections 15(2), 19(2), and 38)</text:span></text:p>
      <text:p text:style-name="P4"/>
      <text:h text:style-name="P8" text:outline-level="3"><text:span text:style-name="Strong_20_Emphasis">1. Purpose</text:span></text:h>
      <text:p text:style-name="Text_20_body">The purpose of this Schedule is to establish a clear, objective, and enforceable method for determining the proportional allocation of positions in public institutions in accordance with the ethnic composition of Kenya, as required by this Act.</text:p>
      <text:p text:style-name="P4"/>
      <text:h text:style-name="P8" text:outline-level="3"><text:span text:style-name="Strong_20_Emphasis">2. Data Source</text:span></text:h>
      <text:list text:style-name="L5">
        <text:list-item>
          <text:p text:style-name="P13">The basis for allocation shall be the most recent <text:span text:style-name="Strong_20_Emphasis">Kenya Population and Housing Census</text:span> published by the Kenya National Bureau of Statistics (KNBS), which includes national percentages for each ethnic group.</text:p>
        </text:list-item>
        <text:list-item>
          <text:p text:style-name="P13">For devolved units, county-level or regional census data may be used in addition to national data, provided that the national minimum equity thresholds are not undermined.</text:p>
        </text:list-item>
        <text:list-item>
          <text:p text:style-name="P13">CEENI shall update and publish the official allocation percentages within twelve months of the release of any new census.</text:p>
        </text:list-item>
      </text:list>
      <text:p text:style-name="P4"/>
      <text:h text:style-name="P8" text:outline-level="3"><text:span text:style-name="Strong_20_Emphasis">3. Base Allocation Formula</text:span></text:h>
      <text:p text:style-name="Text_20_body">For each ethnic group <text:span text:style-name="Emphasis">i</text:span>, the target allocation shall be calculated as:</text:p>
      <text:p text:style-name="Text_20_body">Target Positions_i = ( Population%_i / 100 ) × Total Positions</text:p>
      <text:p text:style-name="Text_20_body">Where:</text:p>
      <text:list text:style-name="L6">
        <text:list-item>
          <text:p text:style-name="P14"><text:span text:style-name="Strong_20_Emphasis">Population%_i</text:span> = percentage share of ethnic group <text:span text:style-name="Emphasis">i</text:span> in the most recent KNBS census;</text:p>
        </text:list-item>
        <text:list-item>
          <text:p text:style-name="P14"><text:span text:style-name="Strong_20_Emphasis">Total Positions</text:span> = total number of positions in the institution;</text:p>
        </text:list-item>
        <text:list-item>
          <text:p text:style-name="P14">Target allocations shall be rounded using the <text:span text:style-name="Strong_20_Emphasis">largest remainder method</text:span> to ensure the sum of allocations equals the total number of positions.</text:p>
        </text:list-item>
      </text:list>
      <text:p text:style-name="P4"/>
      <text:h text:style-name="P8" text:outline-level="3"><text:span text:style-name="Strong_20_Emphasis">4. Adjustment Factors</text:span></text:h>
      <text:p text:style-name="Text_20_body">(a) <text:span text:style-name="Strong_20_Emphasis">Underrepresentation Priority</text:span><text:line-break/>If an ethnic group’s current share in the institution’s workforce is below its target allocation, recruitment, promotion, and appointment decisions shall first prioritise qualified candidates from that group until parity is achieved.</text:p>
      <text:p text:style-name="Text_20_body"><text:soft-page-break/>(b) <text:span text:style-name="Strong_20_Emphasis">Marginalised Group Bonus</text:span><text:line-break/>Ethnic communities recognised under Article 56 of the Constitution, or designated by CEENI as marginalised, shall receive an <text:span text:style-name="Strong_20_Emphasis">additional ten per cent (10%)</text:span> to their calculated target allocation until their representation meets or exceeds their national population share.</text:p>
      <text:p text:style-name="Text_20_body">(c) <text:span text:style-name="Strong_20_Emphasis">Special Skills Exception</text:span><text:line-break/>Where a position requires rare or highly specialised skills not reasonably available among underrepresented groups, the appointing authority may recruit outside the target allocation, provided—</text:p>
      <text:list text:style-name="L7">
        <text:list-item>
          <text:p text:style-name="P15">such exceptions are documented in writing; and</text:p>
        </text:list-item>
        <text:list-item>
          <text:p text:style-name="P15">a report is submitted to CEENI within 30 days of the appointment.</text:p>
        </text:list-item>
      </text:list>
      <text:p text:style-name="P4"/>
      <text:h text:style-name="P8" text:outline-level="3"><text:span text:style-name="Strong_20_Emphasis">5. Recruitment Application</text:span></text:h>
      <text:list text:style-name="L8">
        <text:list-item>
          <text:p text:style-name="P16">Before each recruitment or promotion round, the appointing authority shall:<text:line-break/>   (a) determine the institution’s current ethnic composition;<text:line-break/>   (b) calculate the variance from target allocations; and<text:line-break/>   (c) allocate available positions in a manner that moves the composition toward targets.</text:p>
        </text:list-item>
        <text:list-item>
          <text:p text:style-name="P16">All recruitment advertisements shall include a statement on the institution’s equity obligations and an invitation for applications from underrepresented groups.</text:p>
        </text:list-item>
      </text:list>
      <text:p text:style-name="P4"/>
      <text:h text:style-name="P8" text:outline-level="3"><text:span text:style-name="Strong_20_Emphasis">6. Worked Example</text:span></text:h>
      <text:p text:style-name="Text_20_body">Using the <text:span text:style-name="Strong_20_Emphasis">2019 KNBS census</text:span> and an institution with <text:span text:style-name="Strong_20_Emphasis">100 positions</text:span>, the national-level allocations would b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Ethnic Group</text:p>
            </table:table-cell>
            <table:table-cell table:style-name="Table4.A1" office:value-type="string">
              <text:p text:style-name="Table_20_Heading">% of Population</text:p>
            </table:table-cell>
            <table:table-cell table:style-name="Table4.A1" office:value-type="string">
              <text:p text:style-name="Table_20_Heading">Target Positions</text:p>
            </table:table-cell>
          </table:table-row>
        </table:table-header-rows>
        <table:table-row>
          <table:table-cell table:style-name="Table4.A1" office:value-type="string">
            <text:p text:style-name="Table_20_Contents">Kikuyu</text:p>
          </table:table-cell>
          <table:table-cell table:style-name="Table4.A1" office:value-type="string">
            <text:p text:style-name="Table_20_Contents">17.13%</text:p>
          </table:table-cell>
          <table:table-cell table:style-name="Table4.A1" office:value-type="string">
            <text:p text:style-name="Table_20_Contents">17</text:p>
          </table:table-cell>
        </table:table-row>
        <table:table-row>
          <table:table-cell table:style-name="Table4.A1" office:value-type="string">
            <text:p text:style-name="Table_20_Contents">Luhya</text:p>
          </table:table-cell>
          <table:table-cell table:style-name="Table4.A1" office:value-type="string">
            <text:p text:style-name="Table_20_Contents">14.35%</text:p>
          </table:table-cell>
          <table:table-cell table:style-name="Table4.A1" office:value-type="string">
            <text:p text:style-name="Table_20_Contents">14</text:p>
          </table:table-cell>
        </table:table-row>
        <table:table-row>
          <table:table-cell table:style-name="Table4.A1" office:value-type="string">
            <text:p text:style-name="Table_20_Contents">Kalenjin</text:p>
          </table:table-cell>
          <table:table-cell table:style-name="Table4.A1" office:value-type="string">
            <text:p text:style-name="Table_20_Contents">13.37%</text:p>
          </table:table-cell>
          <table:table-cell table:style-name="Table4.A1" office:value-type="string">
            <text:p text:style-name="Table_20_Contents">13</text:p>
          </table:table-cell>
        </table:table-row>
        <table:table-row>
          <table:table-cell table:style-name="Table4.A1" office:value-type="string">
            <text:p text:style-name="Table_20_Contents">Luo</text:p>
          </table:table-cell>
          <table:table-cell table:style-name="Table4.A1" office:value-type="string">
            <text:p text:style-name="Table_20_Contents">10.65%</text:p>
          </table:table-cell>
          <table:table-cell table:style-name="Table4.A1" office:value-type="string">
            <text:p text:style-name="Table_20_Contents">11</text:p>
          </table:table-cell>
        </table:table-row>
        <table:table-row>
          <table:table-cell table:style-name="Table4.A1" office:value-type="string">
            <text:p text:style-name="Table_20_Contents">Kamba</text:p>
          </table:table-cell>
          <table:table-cell table:style-name="Table4.A1" office:value-type="string">
            <text:p text:style-name="Table_20_Contents">9.81%</text:p>
          </table:table-cell>
          <table:table-cell table:style-name="Table4.A1" office:value-type="string">
            <text:p text:style-name="Table_20_Contents">10</text:p>
          </table:table-cell>
        </table:table-row>
        <table:table-row>
          <table:table-cell table:style-name="Table4.A1" office:value-type="string">
            <text:p text:style-name="Table_20_Contents">Somali</text:p>
          </table:table-cell>
          <table:table-cell table:style-name="Table4.A1" office:value-type="string">
            <text:p text:style-name="Table_20_Contents">5.85%</text:p>
          </table:table-cell>
          <table:table-cell table:style-name="Table4.A1" office:value-type="string">
            <text:p text:style-name="Table_20_Contents">6</text:p>
          </table:table-cell>
        </table:table-row>
        <table:table-row>
          <table:table-cell table:style-name="Table4.A1" office:value-type="string">
            <text:p text:style-name="Table_20_Contents">Kisii</text:p>
          </table:table-cell>
          <table:table-cell table:style-name="Table4.A1" office:value-type="string">
            <text:p text:style-name="Table_20_Contents">5.68%</text:p>
          </table:table-cell>
          <table:table-cell table:style-name="Table4.A1" office:value-type="string">
            <text:p text:style-name="Table_20_Contents">6</text:p>
          </table:table-cell>
        </table:table-row>
        <table:table-row>
          <table:table-cell table:style-name="Table4.A1" office:value-type="string">
            <text:p text:style-name="Table_20_Contents">Mijikenda</text:p>
          </table:table-cell>
          <table:table-cell table:style-name="Table4.A1" office:value-type="string">
            <text:p text:style-name="Table_20_Contents">5.23%</text:p>
          </table:table-cell>
          <table:table-cell table:style-name="Table4.A1" office:value-type="string">
            <text:p text:style-name="Table_20_Contents">5</text:p>
          </table:table-cell>
        </table:table-row>
        <table:table-row>
          <table:table-cell table:style-name="Table4.A1" office:value-type="string">
            <text:p text:style-name="Table_20_Contents">Meru</text:p>
          </table:table-cell>
          <table:table-cell table:style-name="Table4.A1" office:value-type="string">
            <text:p text:style-name="Table_20_Contents">4.15%</text:p>
          </table:table-cell>
          <table:table-cell table:style-name="Table4.A1" office:value-type="string">
            <text:p text:style-name="Table_20_Contents">4</text:p>
          </table:table-cell>
        </table:table-row>
        <table:table-row>
          <table:table-cell table:style-name="Table4.A1" office:value-type="string">
            <text:p text:style-name="Table_20_Contents">Other*</text:p>
          </table:table-cell>
          <table:table-cell table:style-name="Table4.A1" office:value-type="string">
            <text:p text:style-name="Table_20_Contents">13.78%</text:p>
          </table:table-cell>
          <table:table-cell table:style-name="Table4.A1" office:value-type="string">
            <text:p text:style-name="Table_20_Contents">14</text:p>
          </table:table-cell>
        </table:table-row>
        <table:table-row>
          <table:table-cell table:style-name="Table4.A1" office:value-type="string">
            <text:p text:style-name="Table_20_Contents"><text:span text:style-name="Strong_20_Emphasis">Total</text:span></text:p>
          </table:table-cell>
          <table:table-cell table:style-name="Table4.A1" office:value-type="string">
            <text:p text:style-name="Table_20_Contents"><text:span text:style-name="Strong_20_Emphasis">100%</text:span></text:p>
          </table:table-cell>
          <table:table-cell table:style-name="Table4.A1" office:value-type="string">
            <text:p text:style-name="Table_20_Contents"><text:span text:style-name="Strong_20_Emphasis">100</text:span></text:p>
          </table:table-cell>
        </table:table-row>
      </table:table>
      <text:p text:style-name="Text_20_body">*“Other” includes over 30 smaller ethnic groups such as Turkana, Maasai, Borana, Embu, Rendille, Swahili, etc.</text:p>
      <text:p text:style-name="P4"/>
      <text:h text:style-name="P8" text:outline-level="3"><text:soft-page-break/><text:span text:style-name="Strong_20_Emphasis">7. Monitoring and Enforcement</text:span></text:h>
      <text:list text:style-name="L9">
        <text:list-item>
          <text:p text:style-name="P17">CEENI shall produce an <text:span text:style-name="Strong_20_Emphasis">Ethnic Representation Gap Report</text:span> annually for each institution, comparing actual representation with target allocations.</text:p>
        </text:list-item>
        <text:list-item>
          <text:p text:style-name="P17">Any institution with a shortfall greater than <text:span text:style-name="Strong_20_Emphasis">10%</text:span> of target allocations for two consecutive years, without acceptable justification, shall be deemed to be in non-compliance and subject to enforcement measures under this Act.</text:p>
        </text:list-item>
      </text:list>
      <text:p text:style-name="P4"/>
      <text:h text:style-name="P8" text:outline-level="3"><text:span text:style-name="Strong_20_Emphasis">8. Legal Effect</text:span></text:h>
      <text:p text:style-name="Text_20_body">This Schedule has the force of law. All public institutions shall apply this formula in recruitment, promotion, and appointment decisions, subject to constitutional provisions on equality and non-discrimination.</text:p>
      <text:p text:style-name="P4"/>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2T15:55:59.147783600</meta:creation-date>
    <dc:date>2025-08-16T22:15:27.043181100</dc:date>
    <meta:editing-duration>PT5H38M49S</meta:editing-duration>
    <meta:editing-cycles>4</meta:editing-cycles>
    <meta:generator>LibreOffice/25.2.5.2$Windows_X86_64 LibreOffice_project/03d19516eb2e1dd5d4ccd751a0d6f35f35e08022</meta:generator>
    <meta:document-statistic meta:table-count="4" meta:image-count="0" meta:object-count="0" meta:page-count="22" meta:paragraph-count="304" meta:word-count="5019" meta:character-count="33319" meta:non-whitespace-character-count="28333"/>
  </office:meta>
</office:document-meta>
</file>